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56.36pt"/>
    </style:style>
    <style:style style:name="co2" style:family="table-column">
      <style:table-column-properties fo:break-before="auto" style:column-width="318.3pt"/>
    </style:style>
    <style:style style:name="co3" style:family="table-column">
      <style:table-column-properties fo:break-before="auto" style:column-width="179.4pt"/>
    </style:style>
    <style:style style:name="co4"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New">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rotation-align="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fo:background-color="#54a2d7"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ackground-color="#8ddf48"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fdb35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fc464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fedc4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style:use-window-font-color="true" style:font-name="Cambria" fo:font-size="11pt" fo:font-weight="normal" style:text-underline-style="solid" style:text-underline-width="auto"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ew" table:style-name="ta1">
        <office:forms form:automatic-focus="false" form:apply-design-mode="false"/>
        <table:table-column table:style-name="co1" table:default-cell-style-name="Default"/>
        <table:table-column table:style-name="co2" table:number-columns-repeated="20" table:default-cell-style-name="Default"/>
        <table:table-column table:style-name="co3" table:number-columns-repeated="5" table:default-cell-style-name="Default"/>
        <table:table-column table:style-name="co4" table:number-columns-repeated="998" table:default-cell-style-name="Default"/>
        <table:table-row table:style-name="ro1">
          <table:table-cell table:style-name="ce1" office:value-type="string" calcext:value-type="string">
            <text:p>Team Member Initials</text:p>
          </table:table-cell>
          <table:table-cell table:style-name="ce7" office:value-type="string" calcext:value-type="string">
            <text:p>Data Visualization</text:p>
          </table:table-cell>
          <table:table-cell table:style-name="ce7" office:value-type="string" calcext:value-type="string">
            <text:p>Reporting</text:p>
          </table:table-cell>
          <table:table-cell table:style-name="ce7" office:value-type="string" calcext:value-type="string">
            <text:p>Presenting</text:p>
          </table:table-cell>
          <table:table-cell table:style-name="ce11" office:value-type="string" calcext:value-type="string">
            <text:p>Data munging/cleaning</text:p>
          </table:table-cell>
          <table:table-cell table:style-name="ce11" office:value-type="string" calcext:value-type="string">
            <text:p>Descriptive/comparative statistics</text:p>
          </table:table-cell>
          <table:table-cell table:style-name="ce11" office:value-type="string" calcext:value-type="string">
            <text:p>Traditional predictive modeling</text:p>
          </table:table-cell>
          <table:table-cell table:style-name="ce11" office:value-type="string" calcext:value-type="string">
            <text:p>ML model development</text:p>
          </table:table-cell>
          <table:table-cell table:style-name="ce12" office:value-type="string" calcext:value-type="string">
            <text:p>Research methods and design</text:p>
          </table:table-cell>
          <table:table-cell table:style-name="ce12" office:value-type="string" calcext:value-type="string">
            <text:p>Data sources/types</text:p>
          </table:table-cell>
          <table:table-cell table:style-name="ce12" office:value-type="string" calcext:value-type="string">
            <text:p>Code project management/optimization</text:p>
          </table:table-cell>
          <table:table-cell table:style-name="ce12" office:value-type="string" calcext:value-type="string">
            <text:p>Data architecture/infrastructure</text:p>
          </table:table-cell>
          <table:table-cell table:style-name="ce12" office:value-type="string" calcext:value-type="string">
            <text:p>Coding breadth and depth</text:p>
          </table:table-cell>
          <table:table-cell table:style-name="ce13" office:value-type="string" calcext:value-type="string">
            <text:p>Business to data product translation</text:p>
          </table:table-cell>
          <table:table-cell table:style-name="ce13" office:value-type="string" calcext:value-type="string">
            <text:p>Project Management</text:p>
          </table:table-cell>
          <table:table-cell table:style-name="ce13" office:value-type="string" calcext:value-type="string">
            <text:p>Business operations/functions</text:p>
          </table:table-cell>
          <table:table-cell table:style-name="ce13" office:value-type="string" calcext:value-type="string">
            <text:p>Business Improvement</text:p>
          </table:table-cell>
          <table:table-cell table:style-name="ce14" office:value-type="string" calcext:value-type="string">
            <text:p>Learning Rate/unprompted self-education</text:p>
          </table:table-cell>
          <table:table-cell table:style-name="ce14" office:value-type="string" calcext:value-type="string">
            <text:p>Initiative/Drive/Discipline</text:p>
          </table:table-cell>
          <table:table-cell table:style-name="ce14" office:value-type="string" calcext:value-type="string">
            <text:p>Inter-personal skills</text:p>
          </table:table-cell>
          <table:table-cell table:style-name="ce14" office:value-type="string" calcext:value-type="string">
            <text:p>Attitude</text:p>
          </table:table-cell>
          <table:table-cell table:style-name="ce7" office:value-type="string" calcext:value-type="string">
            <text:p>Data Communication Score</text:p>
          </table:table-cell>
          <table:table-cell table:style-name="ce11" office:value-type="string" calcext:value-type="string">
            <text:p>Data Analysis Score</text:p>
          </table:table-cell>
          <table:table-cell table:style-name="ce12" office:value-type="string" calcext:value-type="string">
            <text:p>Programming Score</text:p>
          </table:table-cell>
          <table:table-cell table:style-name="ce13" office:value-type="string" calcext:value-type="string">
            <text:p>Business Knowledge Score</text:p>
          </table:table-cell>
          <table:table-cell table:style-name="ce14" office:value-type="string" calcext:value-type="string">
            <text:p>Intangibles Score</text:p>
          </table:table-cell>
          <table:table-cell table:number-columns-repeated="998"/>
        </table:table-row>
        <table:table-row table:style-name="ro1">
          <table:table-cell table:style-name="ce2"/>
          <table:table-cell table:style-name="ce8" office:value-type="string" calcext:value-type="string">
            <text:p>The ability to produce informative, easily understandable and attractive visualizations of data. The ability to utilize multiple software tools or frameworks to do so, especially modern software tools that produce interactive visuals. The ability to clearly and succinctly explain these visuals to others. The ability to produce data visualizations that adhere to good design (Tuftian visuals) and best practices. The ability to manage and curate these visuals and use various tools to do so. How well and quickly does this person go from data analysis to graphs, and figures that are effective and attractive?</text:p>
          </table:table-cell>
          <table:table-cell table:style-name="ce8" office:value-type="string" calcext:value-type="string">
            <text:p>The ability to produce informative, succinct, easily understandable and attractive reports about data. The ability to utilize various software tools to do so. The ability to produce these reports with little editing needed. The ability to explain these reports to others. The ability to tailor a report to focus on the findings most relevant and important to the audience, and adjust the sophistication of the report to engage the audience and ensure they are taking away useful insights. The ability to manage and curate these reports and use various tools to do so.</text:p>
          </table:table-cell>
          <table:table-cell table:style-name="ce8" office:value-type="string" calcext:value-type="string">
            <text:p>The ability to produce informative, succinct, easily understandable and attractive presentations about data and data exploration. The ability to utilize various software tools to do so. The ability to produce these reports with little editing needed. The ability to present findings to a group in a polished, convincing, and easily understandable manner. The ability to tailor a presentation to focus on the findings most relevant and important to the audience and dynamically adjust the sophistication of the presentation to engage the audience and ensure they are taking away useful insights. The ability to distill findings into the most important and relevant points and emphasize these points.</text:p>
          </table:table-cell>
          <table:table-cell table:style-name="ce8" office:value-type="string" calcext:value-type="string">
            <text:p>The ability to quickly and reliably manipulate data to prepare it for analysis. An understanding of accepted methods and best practices for cleaning data. The ability to quickly write concise instructions or code that produce a prepared data set. The ability to work with multiple data types (dates, strings, numeric, text) and quickly convert these from messy or problematic data into clean data in a programatic and reproducible manner. The ability to identify new sources of information that might be obtained from existing data (feature engineering) and quickly perform the manipulations necessary to generate this new information in a programatic manner.</text:p>
          </table:table-cell>
          <table:table-cell table:style-name="ce8" office:value-type="string" calcext:value-type="string">
            <text:p>The ability to explore data without guidance or a predefined set of objectives to identify useful or novel insights. An understanding of best practices in describing a data set and the ability to quickly write instructions or code that implement these practices. The ability to select and implement appropriate statistical methods for identifying differences, similarities, relationships, and/or abnormalities in data in a programatic manner. An understanding of statistical techniques used to augment or reduce data into a more useful or informative form and the ability to implement these methods in a programatic manner. The ability to interpret results from a wide range of statistical descriptions, comparisons, and transformations implemented on a data set</text:p>
          </table:table-cell>
          <table:table-cell table:style-name="ce8" office:value-type="string" calcext:value-type="string">
            <text:p>An understanding of how to use data with known values to provide forecasts or estimates of unknown values. The ability to quickly fit a statistical model to a dataset in a programatic manner. An understanding of the pros and cons of various families of statistical models and the ability to select an appropriate model based on a combination of data attributes and the business need. An understanding of the diagnostics and statistics involved in measuring the quality of a model and the quality of it’s predictions/forecasts. The ability to use this information to improve predictive performance. Knowledge of and skills at utilizing a variety of specialized tools to quickly perform all of the above in a programmatic manner.</text:p>
          </table:table-cell>
          <table:table-cell table:style-name="ce8" office:value-type="string" calcext:value-type="string">
            <text:p>An understanding of best practices used in ML model development such as testing and training splits and various forms of cross-validation. An understanding of best practices in tuning the performance of a variety of model families to increase the predictive power of the model (e.g. dropout, bias-variance trade-off). An understanding of how to best format data for use in an ML model. An understanding of the diagnostics and statistics involved in measuring the quality of a ML model and the quality of it’s predictions/forecasts. The ability to use this information to improve predictive performance. Knowledge of and skills at utilizing a variety of specialized tools to quickly perform all of the above in a programmatic manner. Knowledge of the tools and techniques used to place a ML model into a production system and the ability to use these tools.</text:p>
          </table:table-cell>
          <table:table-cell table:style-name="ce8" office:value-type="string" calcext:value-type="string">
            <text:p>An understanding of the rational and logic means through which new knowledge is acquired in a reliable manner. An ability to quickly transform complex problems into a series of tests or experiments that can be solved using scientific methods. The ability to intuitively reframe and approach problems in a way that will lead to measurable and reproducible results. An understanding of best practices in experimental design and the ability to apply these best practices in a business setting.</text:p>
          </table:table-cell>
          <table:table-cell table:style-name="ce8" office:value-type="string" calcext:value-type="string">
            <text:p>Familiarity with a variety of data types and a variety of data source types, the pros and cons of the source, and how to best read and write data from the source in a programmatic manner. How to quickly collect data from a variety of sources (e.g. files, webpages, databases, APIs) for analysis in a programatic manner. Knowledge of numerous file types used to store data and the ability to read and write data to a variety of file types in a programatic manner. Understanding of the inherit limitations and latitudes granted by particular data types (e.g. time series data vs other data types) and skill at exploiting these latitudes and working around the limitations while analyzing the data.</text:p>
          </table:table-cell>
          <table:table-cell table:style-name="ce8" office:value-type="string" calcext:value-type="string">
            <text:p>An understanding of the processes and workflow involved in creating, maintaining, sharing, updating, deploying, and optimizing the performance of a project built with code. An understanding of the various tools involved in each stage mentioned above and the ability to efficiently use them to implement best practices.</text:p>
          </table:table-cell>
          <table:table-cell table:style-name="ce8" office:value-type="string" calcext:value-type="string">
            <text:p>An understanding of various types of infrastructure used to collect, contain, and manage data. The ability to use the tools which construct and maintain this infrastructure. Knowledge of best practices in infrastructure design, the pros and cons of various infrastructure types. An understanding of how best to exploit a data architecture to obtain the data needed for an analysis project as well as the limitation placed on your project by the architecture being used. The ability to provide recommendations regarding architecture as it relates to analysis of data.</text:p>
          </table:table-cell>
          <table:table-cell table:style-name="ce8" office:value-type="string" calcext:value-type="string">
            <text:p>The ability to utilize a variety of coding/programming languages to efficiently complete a data analysis project. The depth of understanding and expertise within a given language. Knowing the best coding practices of a language(s), how to improve performance of code written in that language. The ability to generate new and useful functions/libraries/packages/tools in a given coding language quickly to facilitate an analysis project or production of something of use to the business (e.g. a website).</text:p>
          </table:table-cell>
          <table:table-cell table:style-name="ce8" office:value-type="string" calcext:value-type="string">
            <text:p>The ability to translate and reframe business problems/needs into an analysis project. The ability to clearly envision how the business problem might be solved/remedied by data analysis or a data product and how to guide the business along the path to this benefit.</text:p>
          </table:table-cell>
          <table:table-cell table:style-name="ce8" office:value-type="string" calcext:value-type="string">
            <text:p>Managing generic business projects (as opposed to managing code) from scoping the needs to ensuring progress is made in a measurable and/or consistent manner to product delivery and project completion. The ability to identify stake holders and potential obstacles early in the project. The ability to keep a project organized and updated. <text:s/>Knowledge of best practices and techniques used in project management</text:p>
          </table:table-cell>
          <table:table-cell table:style-name="ce8" office:value-type="string" calcext:value-type="string">
            <text:p>An understanding of how the business makes money and all the numerous details related to this process. An ability to reframe questions and projects to be of benefit to business operations. Knowledge of business KPIs, who they belong to, and where they should be for the business to sustain profitability. An understanding of how your role or department can directly contribute to company performance and how current contributions might be improved.</text:p>
          </table:table-cell>
          <table:table-cell table:style-name="ce8" office:value-type="string" calcext:value-type="string">
            <text:p>Understanding of the steps and procedures necessary to improve a business process. The ability to identify KPIs related to this process, identify issues introducing variance in the KPI or process, and develop a plan to reduce this variance and improve KPI performance.</text:p>
          </table:table-cell>
          <table:table-cell table:style-name="ce8" office:value-type="string" calcext:value-type="string">
            <text:p>Someone high on this intangible is a constant learner. They actively seek out new knowledge or knowledge relevant to their job<text:span text:style-name="T1"> without prompting</text:span>. They enroll in new trainings, courses, and read materials that will deepen their understanding of a variety of tools and techniques. If they don’t understand something today they will actively research and learn, returning quickly with at least a surface level understanding. Someone with this skill is also adept at doing all the above and requires relatively little time or assistance to reach a basic skill level and a below average amount of time to reach proficiency</text:p>
          </table:table-cell>
          <table:table-cell table:style-name="ce8" office:value-type="string" calcext:value-type="string">
            <text:p>Someone with this intangible requires little instruction, prompting, or hands-on management. They are driven to continuously make progress and demonstrate initiative in independently identifying how to overcome obstacles. When faced with a problem or challenge they relentlessly pursue new methods to remedy the issue without being asked or reminded. They remain focused on objectives and goals, avoid distractions, and when side-tracked quickly return to making progress on these goals and objectives without prompting.</text:p>
          </table:table-cell>
          <table:table-cell table:style-name="ce8" office:value-type="string" calcext:value-type="string">
            <text:p>Someone with this intangible easily and quickly makes friends and builds partnerships. They skillfully interpret the subtleties of human communication and can easily engage in amicable conversation with a wide range of fellow employees from diverse backgrounds. They are polite and patient with others and celebrate the positive contributions of others instead of focusing on faults. They make an effort to listen to others, avoid interrupting, and control their emotions and feelings when discussing and debating with fellow employees.</text:p>
          </table:table-cell>
          <table:table-cell table:style-name="ce8" office:value-type="string" calcext:value-type="string">
            <text:p>Mostly distinct but related to how one works within a group is a person’s general attitude and personality. Someone with this intangible remains positive despite set-backs, demonstrates resilience and appropriate patience when facing challenges. Someone low in this intangible demonstrates frequent bitterness and hostility, defaults to a view that they are being used or taken advantage of and/or what is being asked is of them is unreasonable or annoying. They profess “that’s not my job” more often than “how can I help”. They expect reward before or immediately following any additional effort on their part as opposed to being excited to contribute to the overall objective.</text:p>
          </table:table-cell>
          <table:table-cell table:style-name="ce6" table:number-columns-repeated="5"/>
          <table:table-cell table:number-columns-repeated="998"/>
        </table:table-row>
        <table:table-row table:style-name="ro1">
          <table:table-cell table:style-name="ce3" office:value-type="string" calcext:value-type="string">
            <text:p>AAA</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6" table:formula="of:=AVERAGE([.B3:.D3])" office:value-type="float" office:value="2" calcext:value-type="float">
            <text:p>2</text:p>
          </table:table-cell>
          <table:table-cell table:style-name="ce6" table:formula="of:=AVERAGE([.E3:.H3])" office:value-type="float" office:value="2.5" calcext:value-type="float">
            <text:p>2.5</text:p>
          </table:table-cell>
          <table:table-cell table:style-name="ce6" table:formula="of:=AVERAGE([.I3:.M3])" office:value-type="float" office:value="3" calcext:value-type="float">
            <text:p>3</text:p>
          </table:table-cell>
          <table:table-cell table:style-name="ce6" table:formula="of:=AVERAGE([.N3:.Q3])" office:value-type="float" office:value="2.5" calcext:value-type="float">
            <text:p>2.5</text:p>
          </table:table-cell>
          <table:table-cell table:style-name="ce6" table:formula="of:=AVERAGE([.R3:.U3])" office:value-type="float" office:value="2.5" calcext:value-type="float">
            <text:p>2.5</text:p>
          </table:table-cell>
          <table:table-cell table:number-columns-repeated="998"/>
        </table:table-row>
        <table:table-row table:style-name="ro1">
          <table:table-cell table:style-name="ce3" office:value-type="string" calcext:value-type="string">
            <text:p>BBB</text:p>
          </table:table-cell>
          <table:table-cell table:style-name="ce6" table:number-columns-repeated="20"/>
          <table:table-cell table:style-name="ce6" table:formula="of:=AVERAGE([.B4:.D4])" office:value-type="string" office:string-value="" calcext:value-type="error">
            <text:p>#DIV/0!</text:p>
          </table:table-cell>
          <table:table-cell table:style-name="ce6" table:formula="of:=AVERAGE([.E4:.H4])" office:value-type="string" office:string-value="" calcext:value-type="error">
            <text:p>#DIV/0!</text:p>
          </table:table-cell>
          <table:table-cell table:style-name="ce6" table:formula="of:=AVERAGE([.I4:.M4])" office:value-type="string" office:string-value="" calcext:value-type="error">
            <text:p>#DIV/0!</text:p>
          </table:table-cell>
          <table:table-cell table:style-name="ce6" table:formula="of:=AVERAGE([.N4:.Q4])" office:value-type="string" office:string-value="" calcext:value-type="error">
            <text:p>#DIV/0!</text:p>
          </table:table-cell>
          <table:table-cell table:style-name="ce6" table:formula="of:=AVERAGE([.R4:.U4])" office:value-type="string" office:string-value="" calcext:value-type="error">
            <text:p>#DIV/0!</text:p>
          </table:table-cell>
          <table:table-cell table:number-columns-repeated="998"/>
        </table:table-row>
        <table:table-row table:style-name="ro1">
          <table:table-cell table:style-name="ce3" office:value-type="string" calcext:value-type="string">
            <text:p>CCC</text:p>
          </table:table-cell>
          <table:table-cell table:style-name="ce6" table:number-columns-repeated="20"/>
          <table:table-cell table:style-name="ce6" table:formula="of:=AVERAGE([.B5:.D5])" office:value-type="string" office:string-value="" calcext:value-type="error">
            <text:p>#DIV/0!</text:p>
          </table:table-cell>
          <table:table-cell table:style-name="ce6" table:formula="of:=AVERAGE([.E5:.H5])" office:value-type="string" office:string-value="" calcext:value-type="error">
            <text:p>#DIV/0!</text:p>
          </table:table-cell>
          <table:table-cell table:style-name="ce6" table:formula="of:=AVERAGE([.I5:.M5])" office:value-type="string" office:string-value="" calcext:value-type="error">
            <text:p>#DIV/0!</text:p>
          </table:table-cell>
          <table:table-cell table:style-name="ce6" table:formula="of:=AVERAGE([.N5:.Q5])" office:value-type="string" office:string-value="" calcext:value-type="error">
            <text:p>#DIV/0!</text:p>
          </table:table-cell>
          <table:table-cell table:style-name="ce6" table:formula="of:=AVERAGE([.R5:.U5])" office:value-type="string" office:string-value="" calcext:value-type="error">
            <text:p>#DIV/0!</text:p>
          </table:table-cell>
          <table:table-cell table:number-columns-repeated="998"/>
        </table:table-row>
        <table:table-row table:style-name="ro1">
          <table:table-cell table:style-name="ce3" office:value-type="string" calcext:value-type="string">
            <text:p>DDD</text:p>
          </table:table-cell>
          <table:table-cell table:style-name="ce6" table:number-columns-repeated="20"/>
          <table:table-cell table:style-name="ce6" table:formula="of:=AVERAGE([.B6:.D6])" office:value-type="string" office:string-value="" calcext:value-type="error">
            <text:p>#DIV/0!</text:p>
          </table:table-cell>
          <table:table-cell table:style-name="ce6" table:formula="of:=AVERAGE([.E6:.H6])" office:value-type="string" office:string-value="" calcext:value-type="error">
            <text:p>#DIV/0!</text:p>
          </table:table-cell>
          <table:table-cell table:style-name="ce6" table:formula="of:=AVERAGE([.I6:.M6])" office:value-type="string" office:string-value="" calcext:value-type="error">
            <text:p>#DIV/0!</text:p>
          </table:table-cell>
          <table:table-cell table:style-name="ce6" table:formula="of:=AVERAGE([.N6:.Q6])" office:value-type="string" office:string-value="" calcext:value-type="error">
            <text:p>#DIV/0!</text:p>
          </table:table-cell>
          <table:table-cell table:style-name="ce6" table:formula="of:=AVERAGE([.R6:.U6])" office:value-type="string" office:string-value="" calcext:value-type="error">
            <text:p>#DIV/0!</text:p>
          </table:table-cell>
          <table:table-cell table:number-columns-repeated="998"/>
        </table:table-row>
        <table:table-row table:style-name="ro1">
          <table:table-cell table:style-name="ce3"/>
          <table:table-cell table:style-name="ce6" table:number-columns-repeated="25"/>
          <table:table-cell table:number-columns-repeated="998"/>
        </table:table-row>
        <table:table-row table:style-name="ro1">
          <table:table-cell table:style-name="ce4" office:value-type="string" calcext:value-type="string">
            <text:p>Score</text:p>
          </table:table-cell>
          <table:table-cell table:style-name="ce4" office:value-type="string" calcext:value-type="string">
            <text:p>Scoring for columns B-Q</text:p>
          </table:table-cell>
          <table:table-cell table:style-name="ce6" table:number-columns-repeated="15"/>
          <table:table-cell table:style-name="ce4" office:value-type="string" calcext:value-type="string">
            <text:p>Scoring for columns R-U</text:p>
          </table:table-cell>
          <table:table-cell table:style-name="ce6" table:number-columns-repeated="8"/>
          <table:table-cell table:number-columns-repeated="998"/>
        </table:table-row>
        <table:table-row table:style-name="ro1">
          <table:table-cell table:style-name="ce5" office:value-type="float" office:value="5" calcext:value-type="float">
            <text:p>5</text:p>
          </table:table-cell>
          <table:table-cell table:style-name="ce10" office:value-type="string" calcext:value-type="string">
            <text:p>Highly capable and experienced</text:p>
            <text:p>Needs zero assistance to complete highly complex projects</text:p>
            <text:p>Regularly produces high quality work very quickly</text:p>
            <text:p>Seen as SME even outside the company</text:p>
            <text:p>Could lecture in depth in this area</text:p>
          </table:table-cell>
          <table:table-cell table:style-name="ce6" table:number-columns-repeated="14"/>
          <table:table-cell table:style-name="ce9" office:value-type="float" office:value="5" calcext:value-type="float">
            <text:p>5</text:p>
          </table:table-cell>
          <table:table-cell table:style-name="ce8" office:value-type="string" calcext:value-type="string">
            <text:p>Stands out as THE clear example of this intangible among people I’ve worked with</text:p>
          </table:table-cell>
          <table:table-cell table:style-name="ce6" table:number-columns-repeated="8"/>
          <table:table-cell table:number-columns-repeated="998"/>
        </table:table-row>
        <table:table-row table:style-name="ro1">
          <table:table-cell table:style-name="ce5" office:value-type="float" office:value="4" calcext:value-type="float">
            <text:p>4</text:p>
          </table:table-cell>
          <table:table-cell table:style-name="ce10" office:value-type="string" calcext:value-type="string">
            <text:p>Capable and experienced</text:p>
            <text:p>Able to complete complex projects with little help</text:p>
            <text:p>High quality work is occasionally done very quickly</text:p>
            <text:p>Seen as SME within the company</text:p>
            <text:p>Could teach a 200 level course easily or 300 level courses with some prep</text:p>
          </table:table-cell>
          <table:table-cell table:style-name="ce6" table:number-columns-repeated="14"/>
          <table:table-cell table:style-name="ce9" office:value-type="float" office:value="4" calcext:value-type="float">
            <text:p>4</text:p>
          </table:table-cell>
          <table:table-cell table:style-name="ce8" office:value-type="string" calcext:value-type="string">
            <text:p>A rare level of talent with this intangible among people I’ve worked with</text:p>
          </table:table-cell>
          <table:table-cell table:style-name="ce6" table:number-columns-repeated="8"/>
          <table:table-cell table:number-columns-repeated="998"/>
        </table:table-row>
        <table:table-row table:style-name="ro1">
          <table:table-cell table:style-name="ce5" office:value-type="float" office:value="3" calcext:value-type="float">
            <text:p>3</text:p>
          </table:table-cell>
          <table:table-cell table:style-name="ce10" office:value-type="string" calcext:value-type="string">
            <text:p>Has ample direct experience</text:p>
            <text:p>Completes complex projects with occasional help</text:p>
            <text:p>High quality work happens but can take a while</text:p>
            <text:p>Can easily explain basic concepts to novices</text:p>
            <text:p>Could teach a 100 level course or guest lecture in a 200 level course</text:p>
          </table:table-cell>
          <table:table-cell table:style-name="ce6" table:number-columns-repeated="14"/>
          <table:table-cell table:style-name="ce9" office:value-type="float" office:value="3" calcext:value-type="float">
            <text:p>3</text:p>
          </table:table-cell>
          <table:table-cell table:style-name="ce8" office:value-type="string" calcext:value-type="string">
            <text:p>An uncommon level of talent with this intangible among people I’ve worked with</text:p>
          </table:table-cell>
          <table:table-cell table:style-name="ce6" table:number-columns-repeated="8"/>
          <table:table-cell table:number-columns-repeated="998"/>
        </table:table-row>
        <table:table-row table:style-name="ro1">
          <table:table-cell table:style-name="ce5" office:value-type="float" office:value="2" calcext:value-type="float">
            <text:p>2</text:p>
          </table:table-cell>
          <table:table-cell table:style-name="ce10" office:value-type="string" calcext:value-type="string">
            <text:p>Has some direct experience but lacking experience in multiple peripheral tasks</text:p>
            <text:p>Needs frequent assistance to progress through complex projects</text:p>
            <text:p>High quality work regularly takes a while</text:p>
            <text:p>Can discuss the topic intelligently</text:p>
            <text:p>Could be a guest lecturer a portion of a 100 level course</text:p>
          </table:table-cell>
          <table:table-cell table:style-name="ce6" table:number-columns-repeated="14"/>
          <table:table-cell table:style-name="ce9" office:value-type="float" office:value="2" calcext:value-type="float">
            <text:p>2</text:p>
          </table:table-cell>
          <table:table-cell table:style-name="ce8" office:value-type="string" calcext:value-type="string">
            <text:p>A common level of talent with this intangible among people I’ve worked with</text:p>
          </table:table-cell>
          <table:table-cell table:style-name="ce6" table:number-columns-repeated="8"/>
          <table:table-cell table:number-columns-repeated="998"/>
        </table:table-row>
        <table:table-row table:style-name="ro1">
          <table:table-cell table:style-name="ce5" office:value-type="float" office:value="1" calcext:value-type="float">
            <text:p>1</text:p>
          </table:table-cell>
          <table:table-cell table:style-name="ce10" office:value-type="string" calcext:value-type="string">
            <text:p>Basic experience with core concepts</text:p>
            <text:p>Needs assistance with most any project</text:p>
            <text:p>High quality work will always take a long time</text:p>
            <text:p/>
          </table:table-cell>
          <table:table-cell table:style-name="ce6" table:number-columns-repeated="14"/>
          <table:table-cell table:style-name="ce9" office:value-type="float" office:value="1" calcext:value-type="float">
            <text:p>1</text:p>
          </table:table-cell>
          <table:table-cell table:style-name="ce8" office:value-type="string" calcext:value-type="string">
            <text:p>A below average level of talent with this intangible among people I’ve worked with</text:p>
          </table:table-cell>
          <table:table-cell table:style-name="ce6" table:number-columns-repeated="8"/>
          <table:table-cell table:number-columns-repeated="998"/>
        </table:table-row>
        <table:table-row table:style-name="ro1" table:number-rows-repeated="987">
          <table:table-cell table:style-name="ce6"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New" style:display-name="PageStyle_New"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3" meta:object-count="0"/>
    <meta:generator>LibreOfficeDev/6.0.5.2$Linux_X86_64 LibreOffice_project/</meta:generator>
  </office:meta>
</office:document-meta>
</file>